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Pictures/2000000D000000DF000000DF72E38375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F000000DF72E38375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F000000DF72E38375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0D000000DF000000DF72E38375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72E38375.svm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 style:data-style-name="N113">
      <style:table-cell-properties fo:border-bottom="none" fo:border-left="none" fo:border-right="0.002cm solid #000000" fo:border-top="none"/>
    </style:style>
    <style:style style:name="ce9" style:family="table-cell" style:parent-style-name="Default" style:data-style-name="N113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 style:data-style-name="N112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12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4" table:number-rows-spanned="1">
            <text:p>Kolejka gorsz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Kolejka lepsz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>
            <draw:frame table:end-cell-address="Arkusz1.S20" table:end-x="1.599cm" table:end-y="0.452cm" draw:z-index="1" draw:style-name="gr1" draw:text-style-name="P1" svg:width="16.014cm" svg:height="8.997cm" svg:x="1.392cm" svg:y="0.035cm">
              <draw:object draw:notify-on-update-of-ranges="Arkusz1.A7:Arkusz1.A19 Arkusz1.B21:Arkusz1.B21 Arkusz1.E7:Arkusz1.E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formula="of:=AVERAGE([.B2:.D2])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number-columns-repeated="3" office:value-type="float" office:value="0.047">
            <text:p>0,047</text:p>
          </table:table-cell>
          <table:table-cell table:style-name="ce7" table:formula="of:=AVERAGE([.H2:.J2])" office:value-type="float" office:value="0.047">
            <text:p>0,047</text:p>
          </table:table-cell>
          <table:table-cell table:number-columns-repeated="8"/>
          <table:table-cell>
            <draw:frame table:end-cell-address="Arkusz1.AA21" table:end-x="1.845cm" table:end-y="0.416cm" draw:z-index="0" draw:style-name="gr1" draw:text-style-name="P1" svg:width="16.014cm" svg:height="8.996cm" svg:x="1.638cm" svg:y="0.001cm">
              <draw:object draw:notify-on-update-of-ranges="Arkusz1.G2:Arkusz1.G19 Arkusz1.K2:Arkusz1.K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formula="of:=AVERAGE([.B3:.D3])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47">
            <text:p>0,047</text:p>
          </table:table-cell>
          <table:table-cell table:number-columns-repeated="2" office:value-type="float" office:value="0.062">
            <text:p>0,062</text:p>
          </table:table-cell>
          <table:table-cell table:style-name="ce7" table:formula="of:=AVERAGE([.H3:.J3])" office:value-type="float" office:value="0.057">
            <text:p>0,057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formula="of:=AVERAGE([.B4:.D4])" office:value-type="float" office:value="0">
            <text:p>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0.219">
            <text:p>0,219</text:p>
          </table:table-cell>
          <table:table-cell office:value-type="float" office:value="0.25">
            <text:p>0,25</text:p>
          </table:table-cell>
          <table:table-cell office:value-type="float" office:value="0.235">
            <text:p>0,235</text:p>
          </table:table-cell>
          <table:table-cell table:style-name="ce7" table:formula="of:=AVERAGE([.H4:.J4])" office:value-type="float" office:value="0.234666666666667">
            <text:p>0,2346666667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formula="of:=AVERAGE([.B5:.D5])" office:value-type="float" office:value="0">
            <text:p>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0.218">
            <text:p>0,218</text:p>
          </table:table-cell>
          <table:table-cell office:value-type="float" office:value="0.297">
            <text:p>0,297</text:p>
          </table:table-cell>
          <table:table-cell office:value-type="float" office:value="0.235">
            <text:p>0,235</text:p>
          </table:table-cell>
          <table:table-cell table:style-name="ce7" table:formula="of:=AVERAGE([.H5:.J5])" office:value-type="float" office:value="0.25">
            <text:p>0,25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formula="of:=AVERAGE([.B6:.D6])" office:value-type="float" office:value="0">
            <text:p>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1.891">
            <text:p>1,891</text:p>
          </table:table-cell>
          <table:table-cell office:value-type="float" office:value="2.25">
            <text:p>2,25</text:p>
          </table:table-cell>
          <table:table-cell office:value-type="float" office:value="2.36">
            <text:p>2,36</text:p>
          </table:table-cell>
          <table:table-cell table:style-name="ce7" table:formula="of:=AVERAGE([.H6:.J6])" office:value-type="float" office:value="2.167">
            <text:p>2,167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style-name="ce8" table:formula="of:=AVERAGE([.B7:.D7])" office:value-type="float" office:value="0.0106666666666667">
            <text:p>0,011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1.891">
            <text:p>1,891</text:p>
          </table:table-cell>
          <table:table-cell office:value-type="float" office:value="1.969">
            <text:p>1,969</text:p>
          </table:table-cell>
          <table:table-cell office:value-type="float" office:value="2.109">
            <text:p>2,109</text:p>
          </table:table-cell>
          <table:table-cell table:style-name="ce7" table:formula="of:=AVERAGE([.H7:.J7])" office:value-type="float" office:value="1.98966666666667">
            <text:p>1,9896666667</text:p>
          </table:table-cell>
          <table:table-cell table:number-columns-repeated="9"/>
        </table:table-row>
        <table:table-row table:style-name="ro1">
          <table:table-cell office:value-type="float" office:value="3000">
            <text:p>3000</text:p>
          </table:table-cell>
          <table:table-cell table:number-columns-repeated="3" office:value-type="float" office:value="0.047">
            <text:p>0,047</text:p>
          </table:table-cell>
          <table:table-cell table:style-name="ce8" table:formula="of:=AVERAGE([.B8:.D8])" office:value-type="float" office:value="0.047">
            <text:p>0,047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6.625">
            <text:p>6,625</text:p>
          </table:table-cell>
          <table:table-cell office:value-type="float" office:value="6.968">
            <text:p>6,968</text:p>
          </table:table-cell>
          <table:table-cell office:value-type="float" office:value="6.672">
            <text:p>6,672</text:p>
          </table:table-cell>
          <table:table-cell table:style-name="ce7" table:formula="of:=AVERAGE([.H8:.J8])" office:value-type="float" office:value="6.755">
            <text:p>6,755</text:p>
          </table:table-cell>
          <table:table-cell table:number-columns-repeated="9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47">
            <text:p>0,047</text:p>
          </table:table-cell>
          <table:table-cell office:value-type="float" office:value="0.062">
            <text:p>0,062</text:p>
          </table:table-cell>
          <table:table-cell office:value-type="float" office:value="0.047">
            <text:p>0,047</text:p>
          </table:table-cell>
          <table:table-cell table:style-name="ce8" table:formula="of:=AVERAGE([.B9:.D9])" office:value-type="float" office:value="0.052">
            <text:p>0,052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6.938">
            <text:p>6,938</text:p>
          </table:table-cell>
          <table:table-cell office:value-type="float" office:value="6.875">
            <text:p>6,875</text:p>
          </table:table-cell>
          <table:table-cell office:value-type="float" office:value="6.203">
            <text:p>6,203</text:p>
          </table:table-cell>
          <table:table-cell table:style-name="ce7" table:formula="of:=AVERAGE([.H9:.J9])" office:value-type="float" office:value="6.672">
            <text:p>6,672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style-name="ce8" table:formula="of:=AVERAGE([.B10:.D10])" office:value-type="float" office:value="0.135666666666667">
            <text:p>0,136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13.672">
            <text:p>13,672</text:p>
          </table:table-cell>
          <table:table-cell office:value-type="float" office:value="14.188">
            <text:p>14,188</text:p>
          </table:table-cell>
          <table:table-cell office:value-type="float" office:value="14">
            <text:p>14</text:p>
          </table:table-cell>
          <table:table-cell table:style-name="ce7" table:formula="of:=AVERAGE([.H10:.J10])" office:value-type="float" office:value="13.9533333333333">
            <text:p>13,9533333333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4">
            <text:p>0,14</text:p>
          </table:table-cell>
          <table:table-cell office:value-type="float" office:value="0.156">
            <text:p>0,156</text:p>
          </table:table-cell>
          <table:table-cell office:value-type="float" office:value="0.141">
            <text:p>0,141</text:p>
          </table:table-cell>
          <table:table-cell table:style-name="ce8" table:formula="of:=AVERAGE([.B11:.D11])" office:value-type="float" office:value="0.145666666666667">
            <text:p>0,146</text:p>
          </table:table-cell>
          <table:table-cell/>
          <table:table-cell table:style-name="ce3" office:value-type="float" office:value="10000000">
            <text:p>10000000</text:p>
          </table:table-cell>
          <table:table-cell table:style-name="ce5" office:value-type="float" office:value="13.672">
            <text:p>13,672</text:p>
          </table:table-cell>
          <table:table-cell table:style-name="ce5" office:value-type="float" office:value="13.688">
            <text:p>13,688</text:p>
          </table:table-cell>
          <table:table-cell table:style-name="ce5" office:value-type="float" office:value="14.047">
            <text:p>14,047</text:p>
          </table:table-cell>
          <table:table-cell table:style-name="ce10" table:formula="of:=AVERAGE([.H11:.J11])" office:value-type="float" office:value="13.8023333333333">
            <text:p>13,8023333333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532">
            <text:p>0,532</text:p>
          </table:table-cell>
          <table:table-cell table:number-columns-repeated="2" office:value-type="float" office:value="0.531">
            <text:p>0,531</text:p>
          </table:table-cell>
          <table:table-cell table:style-name="ce8" table:formula="of:=AVERAGE([.B12:.D12])" office:value-type="float" office:value="0.531333333333333">
            <text:p>0,53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531">
            <text:p>0,531</text:p>
          </table:table-cell>
          <table:table-cell office:value-type="float" office:value="0.547">
            <text:p>0,547</text:p>
          </table:table-cell>
          <table:table-cell office:value-type="float" office:value="0.531">
            <text:p>0,531</text:p>
          </table:table-cell>
          <table:table-cell table:style-name="ce8" table:formula="of:=AVERAGE([.B13:.D13])" office:value-type="float" office:value="0.536333333333333">
            <text:p>0,53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797">
            <text:p>4,797</text:p>
          </table:table-cell>
          <table:table-cell office:value-type="float" office:value="4.812">
            <text:p>4,812</text:p>
          </table:table-cell>
          <table:table-cell office:value-type="float" office:value="4.875">
            <text:p>4,875</text:p>
          </table:table-cell>
          <table:table-cell table:style-name="ce8" table:formula="of:=AVERAGE([.B14:.D14])" office:value-type="float" office:value="4.828">
            <text:p>4,82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797">
            <text:p>4,797</text:p>
          </table:table-cell>
          <table:table-cell office:value-type="float" office:value="4.812">
            <text:p>4,812</text:p>
          </table:table-cell>
          <table:table-cell office:value-type="float" office:value="4.781">
            <text:p>4,781</text:p>
          </table:table-cell>
          <table:table-cell table:style-name="ce8" table:formula="of:=AVERAGE([.B15:.D15])" office:value-type="float" office:value="4.79666666666667">
            <text:p>4,79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3.406">
            <text:p>13,406</text:p>
          </table:table-cell>
          <table:table-cell office:value-type="float" office:value="13.422">
            <text:p>13,422</text:p>
          </table:table-cell>
          <table:table-cell office:value-type="float" office:value="13.766">
            <text:p>13,766</text:p>
          </table:table-cell>
          <table:table-cell table:style-name="ce8" table:formula="of:=AVERAGE([.B16:.D16])" office:value-type="float" office:value="13.5313333333333">
            <text:p>13,53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3.329">
            <text:p>13,329</text:p>
          </table:table-cell>
          <table:table-cell office:value-type="float" office:value="13.735">
            <text:p>13,735</text:p>
          </table:table-cell>
          <table:table-cell office:value-type="float" office:value="13.359">
            <text:p>13,359</text:p>
          </table:table-cell>
          <table:table-cell table:style-name="ce8" table:formula="of:=AVERAGE([.B17:.D17])" office:value-type="float" office:value="13.4743333333333">
            <text:p>13,47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3.75">
            <text:p>53,75</text:p>
          </table:table-cell>
          <table:table-cell office:value-type="float" office:value="55.969">
            <text:p>55,969</text:p>
          </table:table-cell>
          <table:table-cell office:value-type="float" office:value="54.844">
            <text:p>54,844</text:p>
          </table:table-cell>
          <table:table-cell table:style-name="ce8" table:formula="of:=AVERAGE([.B18:.D18])" office:value-type="float" office:value="54.8543333333333">
            <text:p>54,85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5" office:value-type="float" office:value="53.766">
            <text:p>53,766</text:p>
          </table:table-cell>
          <table:table-cell table:style-name="ce5" office:value-type="float" office:value="54.562">
            <text:p>54,562</text:p>
          </table:table-cell>
          <table:table-cell table:style-name="ce5" office:value-type="float" office:value="55.594">
            <text:p>55,594</text:p>
          </table:table-cell>
          <table:table-cell table:style-name="ce9" table:formula="of:=AVERAGE([.B19:.D19])" office:value-type="float" office:value="54.6406666666667">
            <text:p>54,64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 table:number-columns-spanned="4" table:number-rows-spanned="1">
            <text:p>Stos gorszy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Stos lepszy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formula="of:=AVERAGE([.B22:.D22])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number-columns-repeated="2" office:value-type="float" office:value="0.047">
            <text:p>0,047</text:p>
          </table:table-cell>
          <table:table-cell office:value-type="float" office:value="0.062">
            <text:p>0,062</text:p>
          </table:table-cell>
          <table:table-cell table:style-name="ce11" table:formula="of:=AVERAGE([.H22:.J22])" office:value-type="float" office:value="0.052">
            <text:p>0,052</text:p>
          </table:table-cell>
          <table:table-cell>
            <draw:frame table:end-cell-address="Arkusz1.S42" table:end-x="1.421cm" table:end-y="0.157cm" draw:z-index="2" draw:style-name="gr1" draw:text-style-name="P1" svg:width="15.999cm" svg:height="8.999cm" svg:x="1.229cm" svg:y="0.19cm">
              <draw:object draw:notify-on-update-of-ranges="Arkusz1.A26:Arkusz1.A39 Arkusz1.E26:Arkusz1.E3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Arkusz1.AA42" table:end-x="1.996cm" table:end-y="0.181cm" draw:z-index="3" draw:style-name="gr1" draw:text-style-name="P1" svg:width="16.014cm" svg:height="8.997cm" svg:x="1.789cm" svg:y="0.216cm">
              <draw:object draw:notify-on-update-of-ranges="Arkusz1.G22:Arkusz1.G31 Arkusz1.K22:Arkusz1.K3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formula="of:=AVERAGE([.B23:.D23])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46">
            <text:p>0,046</text:p>
          </table:table-cell>
          <table:table-cell office:value-type="float" office:value="0.062">
            <text:p>0,062</text:p>
          </table:table-cell>
          <table:table-cell office:value-type="float" office:value="0.047">
            <text:p>0,047</text:p>
          </table:table-cell>
          <table:table-cell table:style-name="ce11" table:formula="of:=AVERAGE([.H23:.J23])" office:value-type="float" office:value="0.0516666666666667">
            <text:p>0,052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formula="of:=AVERAGE([.B24:.D24])" office:value-type="float" office:value="0">
            <text:p>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0.219">
            <text:p>0,219</text:p>
          </table:table-cell>
          <table:table-cell office:value-type="float" office:value="0.234">
            <text:p>0,234</text:p>
          </table:table-cell>
          <table:table-cell office:value-type="float" office:value="0.25">
            <text:p>0,25</text:p>
          </table:table-cell>
          <table:table-cell table:style-name="ce11" table:formula="of:=AVERAGE([.H24:.J24])" office:value-type="float" office:value="0.234333333333333">
            <text:p>0,234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formula="of:=AVERAGE([.B25:.D25])" office:value-type="float" office:value="0">
            <text:p>0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0.234">
            <text:p>0,234</text:p>
          </table:table-cell>
          <table:table-cell office:value-type="float" office:value="0.235">
            <text:p>0,235</text:p>
          </table:table-cell>
          <table:table-cell office:value-type="float" office:value="0.25">
            <text:p>0,25</text:p>
          </table:table-cell>
          <table:table-cell table:style-name="ce11" table:formula="of:=AVERAGE([.H25:.J25])" office:value-type="float" office:value="0.239666666666667">
            <text:p>0,24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">
            <text:p>0,015</text:p>
          </table:table-cell>
          <table:table-cell table:formula="of:=AVERAGE([.B26:.D26])" office:value-type="float" office:value="0.005">
            <text:p>0,005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2.031">
            <text:p>2,031</text:p>
          </table:table-cell>
          <table:table-cell office:value-type="float" office:value="2.141">
            <text:p>2,141</text:p>
          </table:table-cell>
          <table:table-cell office:value-type="float" office:value="2.078">
            <text:p>2,078</text:p>
          </table:table-cell>
          <table:table-cell table:style-name="ce11" table:formula="of:=AVERAGE([.H26:.J26])" office:value-type="float" office:value="2.08333333333333">
            <text:p>2,083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office:value-type="float" office:value="0">
            <text:p>0</text:p>
          </table:table-cell>
          <table:table-cell table:formula="of:=AVERAGE([.B27:.D27])" office:value-type="float" office:value="0.00533333333333333">
            <text:p>0,0053333333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1.906">
            <text:p>1,906</text:p>
          </table:table-cell>
          <table:table-cell office:value-type="float" office:value="2.297">
            <text:p>2,297</text:p>
          </table:table-cell>
          <table:table-cell office:value-type="float" office:value="2.328">
            <text:p>2,328</text:p>
          </table:table-cell>
          <table:table-cell table:style-name="ce11" table:formula="of:=AVERAGE([.H27:.J27])" office:value-type="float" office:value="2.177">
            <text:p>2,177</text:p>
          </table:table-cell>
          <table:table-cell table:number-columns-repeated="9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46">
            <text:p>0,046</text:p>
          </table:table-cell>
          <table:table-cell table:number-columns-repeated="2" office:value-type="float" office:value="0.047">
            <text:p>0,047</text:p>
          </table:table-cell>
          <table:table-cell table:formula="of:=AVERAGE([.B28:.D28])" office:value-type="float" office:value="0.0466666666666667">
            <text:p>0,0466666667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6.422">
            <text:p>6,422</text:p>
          </table:table-cell>
          <table:table-cell office:value-type="float" office:value="6.672">
            <text:p>6,672</text:p>
          </table:table-cell>
          <table:table-cell office:value-type="float" office:value="6.812">
            <text:p>6,812</text:p>
          </table:table-cell>
          <table:table-cell table:style-name="ce11" table:formula="of:=AVERAGE([.H28:.J28])" office:value-type="float" office:value="6.63533333333333">
            <text:p>6,635</text:p>
          </table:table-cell>
          <table:table-cell table:number-columns-repeated="9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47">
            <text:p>0,047</text:p>
          </table:table-cell>
          <table:table-cell office:value-type="float" office:value="0.063">
            <text:p>0,063</text:p>
          </table:table-cell>
          <table:table-cell office:value-type="float" office:value="0.047">
            <text:p>0,047</text:p>
          </table:table-cell>
          <table:table-cell table:formula="of:=AVERAGE([.B29:.D29])" office:value-type="float" office:value="0.0523333333333333">
            <text:p>0,0523333333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6">
            <text:p>6</text:p>
          </table:table-cell>
          <table:table-cell office:value-type="float" office:value="6.984">
            <text:p>6,984</text:p>
          </table:table-cell>
          <table:table-cell office:value-type="float" office:value="6.922">
            <text:p>6,922</text:p>
          </table:table-cell>
          <table:table-cell table:style-name="ce11" table:formula="of:=AVERAGE([.H29:.J29])" office:value-type="float" office:value="6.63533333333333">
            <text:p>6,635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4">
            <text:p>0,14</text:p>
          </table:table-cell>
          <table:table-cell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formula="of:=AVERAGE([.B30:.D30])" office:value-type="float" office:value="0.135333333333333">
            <text:p>0,1353333333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13.094">
            <text:p>13,094</text:p>
          </table:table-cell>
          <table:table-cell office:value-type="float" office:value="13.875">
            <text:p>13,875</text:p>
          </table:table-cell>
          <table:table-cell office:value-type="float" office:value="14.359">
            <text:p>14,359</text:p>
          </table:table-cell>
          <table:table-cell table:style-name="ce11" table:formula="of:=AVERAGE([.H30:.J30])" office:value-type="float" office:value="13.776">
            <text:p>13,77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float" office:value="0.141">
            <text:p>0,141</text:p>
          </table:table-cell>
          <table:table-cell office:value-type="float" office:value="0.125">
            <text:p>0,125</text:p>
          </table:table-cell>
          <table:table-cell table:formula="of:=AVERAGE([.B31:.D31])" office:value-type="float" office:value="0.135666666666667">
            <text:p>0,1356666667</text:p>
          </table:table-cell>
          <table:table-cell/>
          <table:table-cell table:style-name="ce3" office:value-type="float" office:value="10000000">
            <text:p>10000000</text:p>
          </table:table-cell>
          <table:table-cell table:style-name="ce5" office:value-type="float" office:value="13.015">
            <text:p>13,015</text:p>
          </table:table-cell>
          <table:table-cell table:style-name="ce5" office:value-type="float" office:value="13.969">
            <text:p>13,969</text:p>
          </table:table-cell>
          <table:table-cell table:style-name="ce5" office:value-type="float" office:value="14.031">
            <text:p>14,031</text:p>
          </table:table-cell>
          <table:table-cell table:style-name="ce12" table:formula="of:=AVERAGE([.H31:.J31])" office:value-type="float" office:value="13.6716666666667">
            <text:p>13,672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547">
            <text:p>0,547</text:p>
          </table:table-cell>
          <table:table-cell table:number-columns-repeated="2" office:value-type="float" office:value="0.531">
            <text:p>0,531</text:p>
          </table:table-cell>
          <table:table-cell table:formula="of:=AVERAGE([.B32:.D32])" office:value-type="float" office:value="0.536333333333333">
            <text:p>0,536333333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531">
            <text:p>0,531</text:p>
          </table:table-cell>
          <table:table-cell table:number-columns-repeated="2" office:value-type="float" office:value="0.547">
            <text:p>0,547</text:p>
          </table:table-cell>
          <table:table-cell table:formula="of:=AVERAGE([.B33:.D33])" office:value-type="float" office:value="0.541666666666667">
            <text:p>0,541666666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812">
            <text:p>4,812</text:p>
          </table:table-cell>
          <table:table-cell office:value-type="float" office:value="4.843">
            <text:p>4,843</text:p>
          </table:table-cell>
          <table:table-cell office:value-type="float" office:value="4.922">
            <text:p>4,922</text:p>
          </table:table-cell>
          <table:table-cell table:formula="of:=AVERAGE([.B34:.D34])" office:value-type="float" office:value="4.859">
            <text:p>4,85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4.812">
            <text:p>4,812</text:p>
          </table:table-cell>
          <table:table-cell office:value-type="float" office:value="4.828">
            <text:p>4,828</text:p>
          </table:table-cell>
          <table:table-cell office:value-type="float" office:value="5.078">
            <text:p>5,078</text:p>
          </table:table-cell>
          <table:table-cell table:formula="of:=AVERAGE([.B35:.D35])" office:value-type="float" office:value="4.906">
            <text:p>4,90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3.344">
            <text:p>13,344</text:p>
          </table:table-cell>
          <table:table-cell office:value-type="float" office:value="13.5">
            <text:p>13,5</text:p>
          </table:table-cell>
          <table:table-cell office:value-type="float" office:value="14.235">
            <text:p>14,235</text:p>
          </table:table-cell>
          <table:table-cell table:formula="of:=AVERAGE([.B36:.D36])" office:value-type="float" office:value="13.693">
            <text:p>13,69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3.469">
            <text:p>13,469</text:p>
          </table:table-cell>
          <table:table-cell office:value-type="float" office:value="13.781">
            <text:p>13,781</text:p>
          </table:table-cell>
          <table:table-cell office:value-type="float" office:value="14.015">
            <text:p>14,015</text:p>
          </table:table-cell>
          <table:table-cell table:formula="of:=AVERAGE([.B37:.D37])" office:value-type="float" office:value="13.755">
            <text:p>13,75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53.781">
            <text:p>53,781</text:p>
          </table:table-cell>
          <table:table-cell office:value-type="float" office:value="55.828">
            <text:p>55,828</text:p>
          </table:table-cell>
          <table:table-cell office:value-type="float" office:value="56.938">
            <text:p>56,938</text:p>
          </table:table-cell>
          <table:table-cell table:formula="of:=AVERAGE([.B38:.D38])" office:value-type="float" office:value="55.5156666666667">
            <text:p>55,515666666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3" office:value-type="float" office:value="100000">
            <text:p>100000</text:p>
          </table:table-cell>
          <table:table-cell table:style-name="ce5" office:value-type="float" office:value="54.391">
            <text:p>54,391</text:p>
          </table:table-cell>
          <table:table-cell table:style-name="ce5" office:value-type="float" office:value="55.719">
            <text:p>55,719</text:p>
          </table:table-cell>
          <table:table-cell table:style-name="ce5" office:value-type="float" office:value="64.75">
            <text:p>64,75</text:p>
          </table:table-cell>
          <table:table-cell table:style-name="ce10" table:formula="of:=AVERAGE([.B39:.D39])" office:value-type="float" office:value="58.2866666666667">
            <text:p>58,286666666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 office:value-type="string" table:number-columns-spanned="4" table:number-rows-spanned="1">
            <text:p>Lista stos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/>
          <table:table-cell table:style-name="ce1" office:value-type="string" table:number-columns-spanned="4" table:number-rows-spanned="1">
            <text:p>Lista kolejka</text:p>
          </table:table-cell>
          <table:covered-table-cell table:number-columns-repeated="3" table:style-name="ce4"/>
          <table:table-cell table:style-name="ce6" office:value-type="string">
            <text:p>Średnia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3" office:value-type="float" office:value="0">
            <text:p>0</text:p>
          </table:table-cell>
          <table:table-cell table:formula="of:=AVERAGE([.B42:.D42])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style-name="ce8" table:formula="of:=AVERAGE([.H42:.J42])" office:value-type="float" office:value="0.00533333333333333">
            <text:p>0,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15">
            <text:p>0,015</text:p>
          </table:table-cell>
          <table:table-cell table:number-columns-repeated="2" office:value-type="float" office:value="0">
            <text:p>0</text:p>
          </table:table-cell>
          <table:table-cell table:formula="of:=AVERAGE([.B43:.D43])" office:value-type="float" office:value="0.005">
            <text:p>0,005</text:p>
          </table:table-cell>
          <table:table-cell/>
          <table:table-cell office:value-type="float" office:value="100000">
            <text:p>100000</text:p>
          </table:table-cell>
          <table:table-cell table:number-columns-repeated="3" office:value-type="float" office:value="0">
            <text:p>0</text:p>
          </table:table-cell>
          <table:table-cell table:style-name="ce8" table:formula="of:=AVERAGE([.H43:.J43])" office:value-type="float" office:value="0">
            <text:p>0,000</text:p>
          </table:table-cell>
          <table:table-cell>
            <draw:frame table:end-cell-address="Arkusz1.S63" table:end-x="1.769cm" table:end-y="0.181cm" draw:z-index="4" draw:style-name="gr1" draw:text-style-name="P1" svg:width="16.014cm" svg:height="9.014cm" svg:x="1.562cm" svg:y="0.199cm">
              <draw:object draw:notify-on-update-of-ranges="Arkusz1.A42:Arkusz1.A51 Arkusz1.E42:Arkusz1.E5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Arkusz1.AB63" table:end-x="0.19cm" table:end-y="0.344cm" draw:z-index="5" draw:style-name="gr1" draw:text-style-name="P1" svg:width="16.014cm" svg:height="8.997cm" svg:x="2.241cm" svg:y="0.379cm">
              <draw:object draw:notify-on-update-of-ranges="Arkusz1.G42:Arkusz1.G51 Arkusz1.K42:Arkusz1.K5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15">
            <text:p>0,015</text:p>
          </table:table-cell>
          <table:table-cell office:value-type="float" office:value="0.016">
            <text:p>0,016</text:p>
          </table:table-cell>
          <table:table-cell office:value-type="float" office:value="0.015">
            <text:p>0,015</text:p>
          </table:table-cell>
          <table:table-cell table:style-name="ce8" table:formula="of:=AVERAGE([.B44:.D44])" office:value-type="float" office:value="0.0153333333333333">
            <text:p>0,015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0.015">
            <text:p>0,015</text:p>
          </table:table-cell>
          <table:table-cell table:style-name="ce8" table:formula="of:=AVERAGE([.H44:.J44])" office:value-type="float" office:value="0.0153333333333333">
            <text:p>0,015</text:p>
          </table:table-cell>
          <table:table-cell table:number-columns-repeated="9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031">
            <text:p>0,031</text:p>
          </table:table-cell>
          <table:table-cell office:value-type="float" office:value="0.016">
            <text:p>0,016</text:p>
          </table:table-cell>
          <table:table-cell office:value-type="float" office:value="0.031">
            <text:p>0,031</text:p>
          </table:table-cell>
          <table:table-cell table:style-name="ce8" table:formula="of:=AVERAGE([.B45:.D45])" office:value-type="float" office:value="0.026">
            <text:p>0,026</text:p>
          </table:table-cell>
          <table:table-cell/>
          <table:table-cell office:value-type="float" office:value="500000">
            <text:p>500000</text:p>
          </table:table-cell>
          <table:table-cell table:number-columns-repeated="2" office:value-type="float" office:value="0.032">
            <text:p>0,032</text:p>
          </table:table-cell>
          <table:table-cell office:value-type="float" office:value="0.031">
            <text:p>0,031</text:p>
          </table:table-cell>
          <table:table-cell table:style-name="ce8" table:formula="of:=AVERAGE([.H45:.J45])" office:value-type="float" office:value="0.0316666666666667">
            <text:p>0,032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47">
            <text:p>0,047</text:p>
          </table:table-cell>
          <table:table-cell office:value-type="float" office:value="0.031">
            <text:p>0,031</text:p>
          </table:table-cell>
          <table:table-cell office:value-type="float" office:value="0.047">
            <text:p>0,047</text:p>
          </table:table-cell>
          <table:table-cell table:style-name="ce8" table:formula="of:=AVERAGE([.B46:.D46])" office:value-type="float" office:value="0.0416666666666667">
            <text:p>0,042</text:p>
          </table:table-cell>
          <table:table-cell/>
          <table:table-cell office:value-type="float" office:value="1000000">
            <text:p>1000000</text:p>
          </table:table-cell>
          <table:table-cell table:number-columns-repeated="2" office:value-type="float" office:value="0.031">
            <text:p>0,031</text:p>
          </table:table-cell>
          <table:table-cell office:value-type="float" office:value="0.078">
            <text:p>0,078</text:p>
          </table:table-cell>
          <table:table-cell table:style-name="ce8" table:formula="of:=AVERAGE([.H46:.J46])" office:value-type="float" office:value="0.0466666666666667">
            <text:p>0,047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">
            <text:p>0,062</text:p>
          </table:table-cell>
          <table:table-cell office:value-type="float" office:value="0.046">
            <text:p>0,046</text:p>
          </table:table-cell>
          <table:table-cell office:value-type="float" office:value="0.031">
            <text:p>0,031</text:p>
          </table:table-cell>
          <table:table-cell table:style-name="ce8" table:formula="of:=AVERAGE([.B47:.D47])" office:value-type="float" office:value="0.0463333333333333">
            <text:p>0,046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62">
            <text:p>0,062</text:p>
          </table:table-cell>
          <table:table-cell office:value-type="float" office:value="0.031">
            <text:p>0,031</text:p>
          </table:table-cell>
          <table:table-cell office:value-type="float" office:value="0.047">
            <text:p>0,047</text:p>
          </table:table-cell>
          <table:table-cell table:style-name="ce8" table:formula="of:=AVERAGE([.H47:.J47])" office:value-type="float" office:value="0.0466666666666667">
            <text:p>0,047</text:p>
          </table:table-cell>
          <table:table-cell table:number-columns-repeated="9"/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0.219">
            <text:p>0,219</text:p>
          </table:table-cell>
          <table:table-cell office:value-type="float" office:value="0.203">
            <text:p>0,203</text:p>
          </table:table-cell>
          <table:table-cell office:value-type="float" office:value="0.344">
            <text:p>0,344</text:p>
          </table:table-cell>
          <table:table-cell table:style-name="ce8" table:formula="of:=AVERAGE([.B48:.D48])" office:value-type="float" office:value="0.255333333333333">
            <text:p>0,255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0.203">
            <text:p>0,203</text:p>
          </table:table-cell>
          <table:table-cell office:value-type="float" office:value="0.235">
            <text:p>0,235</text:p>
          </table:table-cell>
          <table:table-cell office:value-type="float" office:value="0.219">
            <text:p>0,219</text:p>
          </table:table-cell>
          <table:table-cell table:style-name="ce8" table:formula="of:=AVERAGE([.H48:.J48])" office:value-type="float" office:value="0.219">
            <text:p>0,219</text:p>
          </table:table-cell>
          <table:table-cell table:number-columns-repeated="9"/>
        </table:table-row>
        <table:table-row table:style-name="ro1">
          <table:table-cell office:value-type="float" office:value="5000000">
            <text:p>5000000</text:p>
          </table:table-cell>
          <table:table-cell table:number-columns-repeated="2" office:value-type="float" office:value="0.219">
            <text:p>0,219</text:p>
          </table:table-cell>
          <table:table-cell office:value-type="float" office:value="0.234">
            <text:p>0,234</text:p>
          </table:table-cell>
          <table:table-cell table:style-name="ce8" table:formula="of:=AVERAGE([.B49:.D49])" office:value-type="float" office:value="0.224">
            <text:p>0,224</text:p>
          </table:table-cell>
          <table:table-cell/>
          <table:table-cell office:value-type="float" office:value="5000000">
            <text:p>5000000</text:p>
          </table:table-cell>
          <table:table-cell office:value-type="float" office:value="0.25">
            <text:p>0,25</text:p>
          </table:table-cell>
          <table:table-cell office:value-type="float" office:value="0.235">
            <text:p>0,235</text:p>
          </table:table-cell>
          <table:table-cell office:value-type="float" office:value="0.391">
            <text:p>0,391</text:p>
          </table:table-cell>
          <table:table-cell table:style-name="ce8" table:formula="of:=AVERAGE([.H49:.J49])" office:value-type="float" office:value="0.292">
            <text:p>0,292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71">
            <text:p>0,671</text:p>
          </table:table-cell>
          <table:table-cell office:value-type="float" office:value="0.391">
            <text:p>0,391</text:p>
          </table:table-cell>
          <table:table-cell office:value-type="float" office:value="0.484">
            <text:p>0,484</text:p>
          </table:table-cell>
          <table:table-cell table:style-name="ce8" table:formula="of:=AVERAGE([.B50:.D50])" office:value-type="float" office:value="0.515333333333333">
            <text:p>0,515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0.454">
            <text:p>0,454</text:p>
          </table:table-cell>
          <table:table-cell office:value-type="float" office:value="0.547">
            <text:p>0,547</text:p>
          </table:table-cell>
          <table:table-cell office:value-type="float" office:value="0.438">
            <text:p>0,438</text:p>
          </table:table-cell>
          <table:table-cell table:style-name="ce8" table:formula="of:=AVERAGE([.H50:.J50])" office:value-type="float" office:value="0.479666666666667">
            <text:p>0,480</text:p>
          </table:table-cell>
          <table:table-cell table:number-columns-repeated="9"/>
        </table:table-row>
        <table:table-row table:style-name="ro1">
          <table:table-cell table:style-name="ce3" office:value-type="float" office:value="10000000">
            <text:p>10000000</text:p>
          </table:table-cell>
          <table:table-cell table:style-name="ce5" office:value-type="float" office:value="0.515">
            <text:p>0,51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453">
            <text:p>0,453</text:p>
          </table:table-cell>
          <table:table-cell table:style-name="ce9" table:formula="of:=AVERAGE([.B51:.D51])" office:value-type="float" office:value="0.489333333333333">
            <text:p>0,489</text:p>
          </table:table-cell>
          <table:table-cell/>
          <table:table-cell table:style-name="ce3" office:value-type="float" office:value="10000000">
            <text:p>10000000</text:p>
          </table:table-cell>
          <table:table-cell table:style-name="ce5" office:value-type="float" office:value="0.485">
            <text:p>0,485</text:p>
          </table:table-cell>
          <table:table-cell table:style-name="ce5" office:value-type="float" office:value="0.469">
            <text:p>0,469</text:p>
          </table:table-cell>
          <table:table-cell table:style-name="ce5" office:value-type="float" office:value="0.953">
            <text:p>0,953</text:p>
          </table:table-cell>
          <table:table-cell table:style-name="ce9" table:formula="of:=AVERAGE([.H51:.J51])" office:value-type="float" office:value="0.635666666666667">
            <text:p>0,636</text:p>
          </table:table-cell>
          <table:table-cell table:number-columns-repeated="9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C42:Arkusz1.C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3" number:min-integer-digits="1" number:grouping="true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17.03.2014</text:date>, <text:time>05:25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22:27:05</meta:creation-date>
    <dc:date>2014-03-17T05:25:44.95</dc:date>
    <meta:editing-duration>PT3H55M</meta:editing-duration>
    <meta:editing-cycles>7</meta:editing-cycles>
    <meta:generator>OpenOffice.org/3.4.1$Win32 OpenOffice.org_project/341m1$Build-9593</meta:generator>
    <meta:document-statistic meta:table-count="3" meta:cell-count="3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linea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8.997cm" xlink:href=".." xlink:type="simple" chart:class="chart:scatter" chart:style-name="ch1">
        <chart:title svg:x="6.23cm" svg:y="0.315cm" chart:style-name="ch2">
          <text:p>Kolejka (szybsza)</text:p>
        </chart:title>
        <chart:plot-area chart:style-name="ch3" table:cell-range-address="Arkusz1.G2:Arkusz1.G19 Arkusz1.K2:Arkusz1.K19" svg:x="0.77cm" svg:y="1.54cm" svg:width="14.604cm" svg:height="6.766cm">
          <chartooo:coordinate-region svg:x="1.391cm" svg:y="1.752cm" svg:width="13.24cm" svg:height="5.8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2:Arkusz1.K19" chart:class="chart:scatter">
            <chart:domain table:cell-range-address="Arkusz1.G2:Arkusz1.G19"/>
            <chart:regression-curve chart:style-name="ch7">
              <chart:equation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Arkusz1.G2:Arkusz1.G19</svg:desc>
                </draw:g>
              </table:table-cell>
              <table:table-cell office:value-type="float" office:value="0.047">
                <text:p>0.047</text:p>
                <draw:g>
                  <svg:desc>Arkusz1.K2:Arkusz1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.98966666666667">
                <text:p>1.989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6.755">
                <text:p>6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  <table:table-cell office:value-type="float" office:value="6.672">
                <text:p>6.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3.9533333333333">
                <text:p>13.95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3.8023333333333">
                <text:p>13.802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powe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diamond" chart:symbol-width="0.1cm" chart:symbol-height="0.1cm" chart:regression-type="powe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1"/>
    <style:style style:name="ch10" style:family="chart">
      <style:chart-properties chart:solid-type="cuboid" chart:symbol-type="named-symbol" chart:symbol-name="diamond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6.045cm" svg:y="0.315cm" chart:style-name="ch2">
          <text:p>Kolejka (wolniejsza)</text:p>
        </chart:title>
        <chart:plot-area chart:style-name="ch3" table:cell-range-address="Arkusz1.A7:Arkusz1.A19 Arkusz1.B21:Arkusz1.B21 Arkusz1.E7:Arkusz1.E19" chart:data-source-has-labels="row" svg:x="0.013cm" svg:y="0.832cm" svg:width="15.265cm" svg:height="7.546cm">
          <chartooo:coordinate-region svg:x="1.296cm" svg:y="1.044cm" svg:width="13.425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E7:Arkusz1.E19" chart:label-cell-address="Arkusz1.B21:Arkusz1.B21" chart:class="chart:scatter">
            <chart:domain table:cell-range-address="Arkusz1.A7:Arkusz1.A19"/>
            <chart:regression-curve chart:style-name="ch8">
              <chart:equation svg:x="1.353cm" svg:y="1.044cm" chart:style-name="ch9"/>
            </chart:regression-curve>
            <chart:data-point chart:repeated="8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/>
                <draw:g>
                  <svg:desc>Arkusz1.B21:Arkusz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7:Arkusz1.A19</svg:desc>
                </draw:g>
              </table:table-cell>
              <table:table-cell office:value-type="float" office:value="0.0106666666666667">
                <text:p>0.0106666666666667</text:p>
                <draw:g>
                  <svg:desc>Arkusz1.E7:Arkusz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">
                <text:p>300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135666666666667">
                <text:p>0.135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45666666666667">
                <text:p>0.145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531333333333333">
                <text:p>0.531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536333333333333">
                <text:p>0.536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">
                <text:p>30000</text:p>
              </table:table-cell>
              <table:table-cell office:value-type="float" office:value="4.828">
                <text:p>4.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.79666666666667">
                <text:p>4.79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3.5313333333333">
                <text:p>13.531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.4743333333333">
                <text:p>13.474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54.8543333333333">
                <text:p>54.854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4.6406666666667">
                <text:p>54.640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powe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3cm" svg:y="0.316cm" chart:style-name="ch2">
          <text:p>Stos (wolniejszy)</text:p>
        </chart:title>
        <chart:plot-area chart:style-name="ch3" table:cell-range-address="Arkusz1.A26:Arkusz1.A39 Arkusz1.E26:Arkusz1.E39" svg:x="0.77cm" svg:y="1.635cm" svg:width="14.59cm" svg:height="6.765cm">
          <chartooo:coordinate-region svg:x="1.391cm" svg:y="1.847cm" svg:width="13.413cm" svg:height="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26:Arkusz1.E39" chart:class="chart:scatter">
            <chart:domain table:cell-range-address="Arkusz1.A26:Arkusz1.A39"/>
            <chart:regression-curve chart:style-name="ch7">
              <chart:equation chart:style-name="ch8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rkusz1.A26:Arkusz1.A39</svg:desc>
                </draw:g>
              </table:table-cell>
              <table:table-cell office:value-type="float" office:value="0.005">
                <text:p>0.005</text:p>
                <draw:g>
                  <svg:desc>Arkusz1.E26:Arkusz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523333333333333">
                <text:p>0.05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35333333333333">
                <text:p>0.13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135666666666667">
                <text:p>0.1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536333333333333">
                <text:p>0.536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4.906">
                <text:p>4.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3.693">
                <text:p>13.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3.755">
                <text:p>13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55.5156666666667">
                <text:p>55.515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58.2866666666667">
                <text:p>58.28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12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diamond" chart:symbol-width="0.1cm" chart:symbol-height="0.1cm" chart:regression-type="linea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6.495cm" svg:y="0.315cm" chart:style-name="ch2">
          <text:p>Stos (szybszy)</text:p>
        </chart:title>
        <chart:plot-area chart:style-name="ch3" table:cell-range-address="Arkusz1.G22:Arkusz1.G31 Arkusz1.K22:Arkusz1.K31" svg:x="0.77cm" svg:y="1.631cm" svg:width="14.605cm" svg:height="6.768cm">
          <chartooo:coordinate-region svg:x="1.391cm" svg:y="1.844cm" svg:width="13.241cm" svg:height="5.8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K22:Arkusz1.K31" chart:class="chart:scatter">
            <chart:domain table:cell-range-address="Arkusz1.G22:Arkusz1.G31"/>
            <chart:regression-curve chart:style-name="ch8">
              <chart:equation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Arkusz1.G22:Arkusz1.G31</svg:desc>
                </draw:g>
              </table:table-cell>
              <table:table-cell office:value-type="float" office:value="0.052">
                <text:p>0.052</text:p>
                <draw:g>
                  <svg:desc>Arkusz1.K22:Arkusz1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516666666666667">
                <text:p>0.0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234333333333333">
                <text:p>0.234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239666666666667">
                <text:p>0.239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6.63533333333333">
                <text:p>6.635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  <table:table-cell office:value-type="float" office:value="6.63533333333333">
                <text:p>6.635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3.776">
                <text:p>13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13.6716666666667">
                <text:p>13.67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cm" chart:symbol-height="0.1cm" chart:regression-type="linea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61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15cm" xlink:href=".." xlink:type="simple" chart:class="chart:scatter" chart:style-name="ch1">
        <chart:title svg:x="6.865cm" svg:y="0.316cm" chart:style-name="ch2">
          <text:p>Lista (stos)</text:p>
        </chart:title>
        <chart:plot-area chart:style-name="ch3" table:cell-range-address="Arkusz1.A42:Arkusz1.A51 Arkusz1.E42:Arkusz1.E51" svg:x="0.77cm" svg:y="1.635cm" svg:width="14.605cm" svg:height="6.78cm">
          <chartooo:coordinate-region svg:x="1.497cm" svg:y="1.848cm" svg:width="13.135cm" svg:height="5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42:Arkusz1.E51" chart:class="chart:scatter">
            <chart:domain table:cell-range-address="Arkusz1.A42:Arkusz1.A51"/>
            <chart:regression-curve chart:style-name="ch7">
              <chart:equation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Arkusz1.A42:Arkusz1.A51</svg:desc>
                </draw:g>
              </table:table-cell>
              <table:table-cell office:value-type="float" office:value="0">
                <text:p>0</text:p>
                <draw:g>
                  <svg:desc>Arkusz1.E42:Arkusz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0153333333333333">
                <text:p>0.01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463333333333333">
                <text:p>0.046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0.255333333333333">
                <text:p>0.255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0.515333333333333">
                <text:p>0.515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489333333333333">
                <text:p>0.489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F000000DF72E38375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diamond" chart:symbol-width="0.1cm" chart:symbol-height="0.1cm" chart:regression-type="linear">
        <chart:symbol-image xlink:href="Pictures/2000000D000000DF000000DF72E38375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6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8.998cm" xlink:href=".." xlink:type="simple" chart:class="chart:scatter" chart:style-name="ch1">
        <chart:title svg:x="6.601cm" svg:y="0.315cm" chart:style-name="ch2">
          <text:p>Lista (kolejka)</text:p>
        </chart:title>
        <chart:plot-area chart:style-name="ch3" table:cell-range-address="Arkusz1.G42:Arkusz1.G51 Arkusz1.K42:Arkusz1.K51" svg:x="0.77cm" svg:y="1.631cm" svg:width="14.605cm" svg:height="6.768cm">
          <chartooo:coordinate-region svg:x="1.497cm" svg:y="1.843cm" svg:width="13.135cm" svg:height="5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K42:Arkusz1.K51" chart:class="chart:scatter">
            <chart:domain table:cell-range-address="Arkusz1.G42:Arkusz1.G51"/>
            <chart:regression-curve chart:style-name="ch8">
              <chart:equation chart:style-name="ch9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Arkusz1.G42:Arkusz1.G51</svg:desc>
                </draw:g>
              </table:table-cell>
              <table:table-cell office:value-type="float" office:value="0.00533333333333333">
                <text:p>0.00533333333333333</text:p>
                <draw:g>
                  <svg:desc>Arkusz1.K42:Arkusz1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0153333333333333">
                <text:p>0.01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316666666666667">
                <text:p>0.03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00">
                <text:p>5000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0.479666666666667">
                <text:p>0.479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635666666666667">
                <text:p>0.635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